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1" style:family="table">
      <style:table-properties style:width="17cm" fo:margin-left="-0.018cm" table:align="left"/>
    </style:style>
    <style:style style:name="Tabelle1.A" style:family="table-column">
      <style:table-column-properties style:column-width="8.5cm"/>
    </style:style>
    <style:style style:name="Tabelle1.A1" style:family="table-cell">
      <style:table-cell-properties fo:padding="0.097cm" fo:border="none" style:writing-mode="lr-tb"/>
    </style:style>
    <style:style style:name="Tabelle2" style:family="table">
      <style:table-properties style:width="17cm" fo:margin-left="-0.018cm" table:align="left"/>
    </style:style>
    <style:style style:name="Tabelle2.A" style:family="table-column">
      <style:table-column-properties style:column-width="8.5cm"/>
    </style:style>
    <style:style style:name="Tabelle2.B" style:family="table-column">
      <style:table-column-properties style:column-width="4.249cm"/>
    </style:style>
    <style:style style:name="Tabelle2.C" style:family="table-column">
      <style:table-column-properties style:column-width="4.251cm"/>
    </style:style>
    <style:style style:name="Tabelle2.A1" style:family="table-cell">
      <style:table-cell-properties fo:padding="0.097cm" fo:border="none" style:writing-mode="lr-tb"/>
    </style:style>
    <style:style style:name="Tabelle3" style:family="table">
      <style:table-properties style:width="17cm" fo:margin-left="-0.018cm" table:align="left"/>
    </style:style>
    <style:style style:name="Tabelle3.A" style:family="table-column">
      <style:table-column-properties style:column-width="8.5cm"/>
    </style:style>
    <style:style style:name="Tabelle3.A1" style:family="table-cell">
      <style:table-cell-properties fo:padding="0.097cm" fo:border="none" style:writing-mode="lr-tb"/>
    </style:style>
    <style:style style:name="Tabelle4" style:family="table">
      <style:table-properties style:width="17cm" fo:margin-left="-0.018cm" table:align="left"/>
    </style:style>
    <style:style style:name="Tabelle4.A" style:family="table-column">
      <style:table-column-properties style:column-width="8.5cm"/>
    </style:style>
    <style:style style:name="Tabelle4.A1" style:family="table-cell">
      <style:table-cell-properties fo:padding="0.097cm" fo:border="none" style:writing-mode="lr-tb"/>
    </style:style>
    <style:style style:name="Tabelle5" style:family="table">
      <style:table-properties style:width="17cm" fo:margin-left="-0.018cm" table:align="left"/>
    </style:style>
    <style:style style:name="Tabelle5.A" style:family="table-column">
      <style:table-column-properties style:column-width="8.5cm"/>
    </style:style>
    <style:style style:name="Tabelle5.A1" style:family="table-cell">
      <style:table-cell-properties fo:padding="0.097cm" fo:border="none" style:writing-mode="lr-tb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7" style:family="paragraph" style:parent-style-name="Standard">
      <style:paragraph-properties fo:margin-left="2.501cm" fo:margin-right="0cm" fo:text-indent="1.251cm" style:auto-text-indent="false">
        <style:tab-stops/>
      </style:paragraph-properties>
    </style:style>
    <style:style style:name="P8" style:family="paragraph" style:parent-style-name="Standard">
      <style:paragraph-properties fo:margin-left="3.175cm" fo:margin-right="0cm" fo:text-indent="0cm" style:auto-text-indent="false">
        <style:tab-stops/>
      </style:paragraph-properties>
    </style:style>
    <style:style style:name="P9" style:family="paragraph" style:parent-style-name="Listenabsatz">
      <style:paragraph-properties fo:margin-left="3.175cm" fo:margin-right="0cm" fo:text-indent="0cm" style:auto-text-indent="false">
        <style:tab-stops/>
      </style:paragraph-properties>
      <style:text-properties style:font-name-asian="Times New Roman" style:font-name-complex="Times New Roman"/>
    </style:style>
    <style:style style:name="P10" style:family="paragraph" style:parent-style-name="Listenabsatz" style:list-style-name="L6"/>
    <style:style style:name="P11" style:family="paragraph" style:parent-style-name="Listenabsatz" style:list-style-name="L7"/>
    <style:style style:name="P12" style:family="paragraph" style:parent-style-name="Listenabsatz">
      <style:paragraph-properties fo:margin-left="0cm" fo:margin-right="0cm" fo:text-indent="0cm" style:auto-text-indent="false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 style:list-style-name="L3"/>
    <style:style style:name="P17" style:family="paragraph" style:parent-style-name="Standard" style:list-style-name="L4"/>
    <style:style style:name="P18" style:family="paragraph" style:parent-style-name="Standard" style:list-style-name="L5"/>
    <style:style style:name="P19" style:family="paragraph" style:parent-style-name="Standard" style:list-style-name="L6"/>
    <style:style style:name="P20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1" style:family="paragraph">
      <style:paragraph-properties style:writing-mode="lr-tb" style:font-independent-line-spacing="false"/>
    </style:style>
    <style:style style:name="P22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style:language-asian="de" style:country-asian="DE" style:language-complex="ar" style:country-complex="SA"/>
    </style:style>
    <style:style style:name="T5" style:family="text">
      <style:text-properties fo:color="#800000"/>
    </style:style>
    <style:style style:name="T6" style:family="text">
      <style:text-properties fo:color="#000000"/>
    </style:style>
    <style:style style:name="T7" style:family="text">
      <style:text-properties fo:background-color="#ffb515"/>
    </style:style>
    <style:style style:name="T8" style:family="text">
      <style:text-properties style:text-underline-style="solid" style:text-underline-width="auto" style:text-underline-color="#ffb515" style:text-underline-mode="continuous" style:text-overline-mode="continuous" style:text-line-through-mode="continuous"/>
    </style:style>
    <style:style style:name="T9" style:family="text">
      <style:text-properties fo:color="#ffb515"/>
    </style:style>
    <style:style style:name="T10" style:family="text">
      <style:text-properties fo:color="#ffb515" style:text-underline-style="solid" style:text-underline-width="auto" style:text-underline-color="#ffb515" style:text-underline-mode="continuous" style:text-overline-mode="continuous" style:text-line-through-mode="continuous"/>
    </style:style>
    <style:style style:name="T11" style:family="text">
      <style:text-properties fo:background-color="#ff6309"/>
    </style:style>
    <style:style style:name="T12" style:family="text">
      <style:text-properties style:text-underline-style="solid" style:text-underline-width="auto" style:text-underline-color="#ff6309" style:text-underline-mode="continuous" style:text-overline-mode="continuous" style:text-line-through-mode="continuous"/>
    </style:style>
    <style:style style:name="T13" style:family="text">
      <style:text-properties style:text-underline-style="solid" style:text-underline-type="double" style:text-underline-width="auto" style:text-underline-color="#ff6309" style:text-underline-mode="continuous" style:text-overline-mode="continuous" style:text-line-through-mode="continuous"/>
    </style:style>
    <style:style style:name="T14" style:family="text">
      <style:text-properties fo:color="#ff6309"/>
    </style:style>
    <style:style style:name="T15" style:family="text">
      <style:text-properties fo:color="#ff6309" style:text-underline-style="solid" style:text-underline-width="auto" style:text-underline-color="#ff6309" style:text-underline-mode="continuous" style:text-overline-mode="continuous" style:text-line-through-mode="continuous"/>
    </style:style>
    <style:style style:name="T16" style:family="text">
      <style:text-properties style:text-underline-style="solid" style:text-underline-width="auto" style:text-underline-color="#c90016" style:text-underline-mode="continuous" style:text-overline-mode="continuous" style:text-line-through-mode="continuous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text-underline-style="wave" style:text-underline-width="auto" style:text-underline-color="font-color" style:text-underline-mode="continuous" style:text-overline-mode="continuous" style:text-line-through-mode="continuous"/>
    </style:style>
    <style:style style:name="T19" style:family="text">
      <style:text-properties style:text-underline-style="solid" style:text-underline-width="auto" style:text-underline-color="#800000" style:text-underline-mode="continuous" style:text-overline-mode="continuous" style:text-line-through-mode="continuous"/>
    </style:style>
    <style:style style:name="T20" style:family="text">
      <style:text-properties style:text-underline-style="solid" style:text-underline-width="auto" style:text-underline-color="#800000" fo:font-weight="bold" style:text-underline-mode="continuous" style:text-overline-mode="continuous" style:text-line-through-mode="continuous" style:font-weight-asian="bold" style:font-weight-complex="bold"/>
    </style:style>
    <style:style style:name="T21" style:family="text">
      <style:text-properties fo:color="#ff6633"/>
    </style:style>
    <style:style style:name="T22" style:family="text">
      <style:text-properties style:text-underline-style="solid" style:text-underline-width="auto" style:text-underline-color="#ff6633" style:text-underline-mode="continuous" style:text-overline-mode="continuous" style:text-line-through-mode="continuous"/>
    </style:style>
    <style:style style:name="T23" style:family="text">
      <style:text-properties fo:color="#00ae00" style:text-underline-style="solid" style:text-underline-width="auto" style:text-underline-color="#00ae00" style:text-underline-mode="continuous" style:text-overline-mode="continuous" style:text-line-through-mode="continuous"/>
    </style:style>
    <style:style style:name="T24" style:family="text">
      <style:text-properties fo:color="#dc2300" style:text-underline-style="solid" style:text-underline-width="auto" style:text-underline-color="#dc2300" style:text-underline-mode="continuous" style:text-overline-mode="continuous" style:text-line-through-mode="continuous"/>
    </style:style>
    <style:style style:name="T25" style:family="text">
      <style:text-properties fo:color="#c5000b" style:text-underline-style="solid" style:text-underline-width="auto" style:text-underline-color="#c5000b" style:text-underline-mode="continuous" style:text-overline-mode="continuous" style:text-line-through-mode="continuous"/>
    </style:style>
    <style:style style:name="T26" style:family="text">
      <style:text-properties fo:color="#e6ff00" style:text-underline-style="solid" style:text-underline-width="auto" style:text-underline-color="#e6ff00" style:text-underline-mode="continuous" style:text-overline-mode="continuous" style:text-line-through-mode="continuous"/>
    </style:style>
    <style:style style:name="T27" style:family="text">
      <style:text-properties style:font-name-asian="Times New Roman" style:font-name-complex="Times New Roman"/>
    </style:style>
    <style:style style:name="T28" style:family="text">
      <style:text-properties style:font-name-asian="Times New Roman" style:font-name-complex="Times New Roman" style:language-complex="ar" style:country-complex="SA"/>
    </style:style>
    <style:style style:name="T29" style:family="text">
      <style:text-properties fo:color="#ff0000"/>
    </style:style>
    <style:style style:name="T30" style:family="text">
      <style:text-properties fo:color="#ff0000" style:font-name-asian="Times New Roman" style:font-name-complex="Times New Roman"/>
    </style:style>
    <style:style style:name="T31" style:family="text">
      <style:text-properties fo:color="#ff0000" style:font-name-asian="Times New Roman" style:font-name-complex="Times New Roman" style:language-complex="ar" style:country-complex="SA"/>
    </style:style>
    <style:style style:name="T32" style:family="text">
      <style:text-properties fo:color="#ff0000" fo:font-weight="bold" style:font-name-asian="Times New Roman" style:font-weight-asian="bold" style:font-name-complex="Times New Roman"/>
    </style:style>
    <style:style style:name="T33" style:family="text">
      <style:text-properties fo:color="#ed7d31" style:font-name-asian="Times New Roman" style:font-name-complex="Times New Roman"/>
    </style:style>
    <style:style style:name="T34" style:family="text">
      <style:text-properties fo:color="#ffc000" style:font-name-asian="Times New Roman" style:font-name-complex="Times New Roman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.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5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6LVL3" style:num-suffix=".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-">
        <style:list-level-properties text:list-level-position-and-space-mode="label-alignment">
          <style:list-level-label-alignment text:label-followed-by="listtab" fo:text-indent="-0.635cm" fo:margin-left="5.636cm"/>
        </style:list-level-properties>
        <style:text-properties style:font-name="Times New Roman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6.906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8.176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9.446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10.716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11.986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13.256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4.52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5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stroke-linejoin="miter" svg:stroke-linecap="butt" draw:fill="none" draw:textarea-horizontal-align="left" draw:textarea-vertical-align="middle" draw:auto-grow-height="false" draw:auto-grow-width="false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5cm" svg:stroke-color="#000000" draw:marker-end="a5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000000" draw:marker-start="a7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35cm" svg:stroke-color="#00000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35cm" svg:stroke-color="#00ae00" svg:stroke-opacity="100%" draw:stroke-linejoin="miter" svg:stroke-linecap="butt" draw:fill="solid" draw:fill-color="#00ae00" draw:opacity="100%" draw:textarea-horizontal-align="center" draw:textarea-vertical-align="middle" draw:auto-grow-height="false" draw:auto-grow-width="false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35cm" svg:stroke-color="#ffff00" svg:stroke-opacity="100%" draw:stroke-linejoin="miter" svg:stroke-linecap="butt" draw:fill="solid" draw:fill-color="#e6ff00" draw:opacity="100%" draw:textarea-horizontal-align="center" draw:textarea-vertical-align="middle" draw:auto-grow-height="false" draw:auto-grow-width="false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35cm" svg:stroke-color="#dc2300" svg:stroke-opacity="100%" draw:stroke-linejoin="miter" svg:stroke-linecap="butt" draw:fill="solid" draw:fill-color="#dc2300" draw:opacity="100%" draw:textarea-horizontal-align="center" draw:textarea-vertical-align="middle" draw:auto-grow-height="false" draw:auto-grow-width="false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35cm" svg:stroke-color="#c5000b" svg:stroke-opacity="100%" draw:stroke-linejoin="miter" svg:stroke-linecap="butt" draw:fill="solid" draw:fill-color="#c5000b" draw:opacity="100%" draw:textarea-horizontal-align="center" draw:textarea-vertical-align="middle" draw:auto-grow-height="false" draw:auto-grow-width="false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35cm" svg:stroke-color="#c5000b" draw:marker-end="a27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35cm" svg:stroke-color="#000000" draw:marker-end="a3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35cm" svg:stroke-color="#000000" draw:marker-end="a32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35cm" svg:stroke-color="#000000" draw:marker-end="a35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35cm" svg:stroke-color="#000000" draw:marker-end="a37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35cm" svg:stroke-color="#000000" draw:marker-end="a39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035cm" svg:stroke-color="#000000" draw:marker-end="a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35cm" svg:stroke-color="#000000" draw:marker-start="a2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ie Bundesrepublik – ein Rechtsstaat !?</text:p>
      <text:p text:style-name="Standard"/>
      <text:p text:style-name="P1">1.) Rechtsstaatsprinzipien</text:p>
      <text:p text:style-name="Standard"><text:tab/>→ <text:span text:style-name="Absatz-Standardschriftart"><text:span text:style-name="T1">Gleichheit vor dem Gesetz</text:span></text:span></text:p>
      <text:p text:style-name="Standard"><text:tab/><text:tab/>= alle Menschen sind <text:span text:style-name="Absatz-Standardschriftart"><text:span text:style-name="T2">vor dem Gesetz</text:span></text:span> gleich,</text:p>
      <text:p text:style-name="Standard"><text:tab/><text:tab/> <text:s text:c="2"/>unabhängig von: - soz. Stand</text:p>
      <text:p text:style-name="Standard"><text:tab/><text:tab/><text:tab/><text:tab/> <text:s text:c="6"/>- Geschlecht</text:p>
      <text:p text:style-name="Standard"><text:tab/><text:tab/><text:tab/><text:tab/> <text:s text:c="6"/>- Rasse</text:p>
      <text:p text:style-name="Standard"><text:tab/><text:tab/><text:tab/><text:tab/> <text:s text:c="6"/>- Religion</text:p>
      <text:p text:style-name="Standard"><text:tab/><text:tab/><text:tab/><text:tab/> <text:s text:c="6"/>- Vermögen</text:p>
      <text:p text:style-name="Standard"><text:tab/>→ <text:span text:style-name="Absatz-Standardschriftart"><text:span text:style-name="T1">Öffentlichkeit der Rechtsprechung</text:span></text:span></text:p>
      <text:p text:style-name="Standard"><text:tab/><text:tab/>= ältestes Prinzip, „Gericht der freien Männer“</text:p>
      <text:p text:style-name="Standard"><text:tab/><text:tab/> <text:s text:c="2"/>heute: Geschworenengericht, in Dt: Schöffengericht (ehrenamtliche Richter)</text:p>
      <text:p text:style-name="Standard"><text:tab/><text:tab/>→ bis heute ist die Öffentlichkeit an der Rechtsprechung beteiligt</text:p>
      <text:p text:style-name="Standard"><text:tab/><text:tab/>→ Medien informieren(/wachen) über die Ergebnisse der Rechtsprechung</text:p>
      <text:p text:style-name="Standard"><text:tab/>→ <text:span text:style-name="Absatz-Standardschriftart"><text:span text:style-name="T1">Nachvollziehbarkeit gerichtlicher Entscheidungen</text:span></text:span></text:p>
      <text:p text:style-name="Standard"><text:tab/><text:tab/>→ wichtig für das Rechtsempfinden der Bürger</text:p>
      <text:p text:style-name="Standard"><text:tab/><text:tab/>=&gt; daraus entwickelt sich Rechtsbewusstsein</text:p>
      <text:p text:style-name="Standard"/>
      <text:p text:style-name="Standard"/>
      <text:p text:style-name="P1">2.) Rechtstypen</text:p>
      <text:p text:style-name="Standard"><text:tab/><text:tab/><text:tab/>wir unterscheiden 2 Rechtstypen</text:p>
      <text:p text:style-name="Standard"><draw:connector text:anchor-type="paragraph" draw:z-index="31" draw:name="Gerader Verbinder 1" draw:style-name="gr16" draw:type="line" svg:x1="6.311cm" svg:y1="0.081cm" svg:x2="4.279cm" svg:y2="0.739cm" svg:d="M6311 81l-2032 658"><text:p/></draw:connector><draw:connector text:anchor-type="paragraph" draw:z-index="32" draw:name="Gerader Verbinder 2" draw:style-name="gr17" draw:type="line" svg:x1="12.534cm" svg:y1="0.767cm" svg:x2="6.316cm" svg:y2="0.081cm" svg:d="M12534 767l-6218-686"><text:p/></draw:connector><text:span text:style-name="Absatz-Standardschriftart"><text:span text:style-name="T4"/></text:span></text:p>
      <text:p text:style-name="Standard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5">Öffentliches Recht</text:p>
          </table:table-cell>
          <table:table-cell table:style-name="Tabelle1.A1" office:value-type="string">
            <text:p text:style-name="P5">Privatrecht</text:p>
          </table:table-cell>
        </table:table-row>
        <table:table-row>
          <table:table-cell table:style-name="Tabelle1.A1" office:value-type="string">
            <text:p text:style-name="Table_20_Contents"><text:s/>= Recht des Staates</text:p>
            <text:p text:style-name="Table_20_Contents">→ Durchsetzung des <text:span text:style-name="Absatz-Standardschriftart"><text:span text:style-name="T5">Allgemeinwohls</text:span></text:span></text:p>
            <text:p text:style-name="Table_20_Contents"><text:span text:style-name="Absatz-Standardschriftart"><text:span text:style-name="T6"><text:s text:c="5"/></text:span></text:span>(öffentliches Interesse)</text:p>
            <text:p text:style-name="Table_20_Contents"/>
            <text:p text:style-name="Table_20_Contents"><text:s/>- der Bürger ist dem Staat untergeordnet</text:p>
            <text:p text:style-name="Table_20_Contents"/>
            <text:p text:style-name="Table_20_Contents">- regelt Rechtsbeziehung zwischen Bürger und</text:p>
            <text:p text:style-name="Table_20_Contents"><text:s text:c="2"/>Staat</text:p>
            <text:p text:style-name="Table_20_Contents"/>
            <text:p text:style-name="Table_20_Contents">- Rechtsbeziehung automatisch durch Gesetze,</text:p>
            <text:p text:style-name="Table_20_Contents"><text:s text:c="2"/>Verordnungen, …</text:p>
            <text:p text:style-name="Table_20_Contents"/>
            <text:p text:style-name="Table_20_Contents">→ Grundrecht, Strafrecht, Sozialrecht,</text:p>
            <text:p text:style-name="Table_20_Contents"><text:s text:c="5"/>Steuerrecht</text:p>
          </table:table-cell>
          <table:table-cell table:style-name="Tabelle1.A1" office:value-type="string">
            <text:p text:style-name="Table_20_Contents"><text:s/>= Recht der privaten Personen</text:p>
            <text:p text:style-name="Table_20_Contents">→ Durchsetzung der privaten Interessen</text:p>
            <text:p text:style-name="Table_20_Contents"/>
            <text:p text:style-name="Table_20_Contents"/>
            <text:p text:style-name="Table_20_Contents">- absolute Gleichordnung</text:p>
            <text:p text:style-name="Table_20_Contents"/>
            <text:p text:style-name="Table_20_Contents">- regelt Rechtsbeziehung zwischen Bürger und</text:p>
            <text:p text:style-name="Table_20_Contents"><text:s text:c="2"/>Bürger</text:p>
            <text:p text:style-name="Table_20_Contents"/>
            <text:p text:style-name="Table_20_Contents">- freiwillig durch Willenserklärung</text:p>
            <text:p text:style-name="Table_20_Contents"/>
            <text:p text:style-name="Table_20_Contents"/>
            <text:p text:style-name="Table_20_Contents">→ Sachenrecht, Vertragsrecht, Familienrecht,</text:p>
            <text:p text:style-name="Table_20_Contents"><text:s text:c="5"/>Erbrecht</text:p>
          </table:table-cell>
        </table:table-row>
      </table:table>
      <text:p text:style-name="Standard"><draw:custom-shape text:anchor-type="paragraph" draw:z-index="0" draw:name="Freihandform 3" draw:style-name="gr1" draw:text-style-name="P21" svg:width="0.699cm" svg:height="14.842cm" draw:transform="rotate (-1.57079632679579) translate (1.02311111111111cm 1.06009722222222cm)"><text:p/><draw:enhanced-geometry svg:viewBox="0 0 21600 21600" draw:text-areas="?f29 ?f25 ?f27 ?f30" draw:glue-points="?f27 ?f28 ?f28 ?f26 ?f27 ?f27" draw:type="non-primitive" draw:modifiers="1800 10945" draw:enhanced-path="M ?f5 ?f4 C ?f7 ?f4 ?f8 ?f13 ?f8 ?f10 L ?f8 ?f16 C ?f8 ?f22 ?f6 ?f11 ?f4 ?f11 ?f6 ?f11 ?f8 ?f23 ?f8 ?f17 L ?f8 ?f14 C ?f8 ?f24 ?f7 ?f5 ?f5 ?f5 N"><draw:equation draw:name="f0" draw:formula="top"/><draw:equation draw:name="f1" draw:formula="bottom"/><draw:equation draw:name="f2" draw:formula="?f1 - ?f0"/><draw:equation draw:name="f3" draw:formula="?f2 / 21600"/><draw:equation draw:name="f4" draw:formula="0"/><draw:equation draw:name="f5" draw:formula="21600"/><draw:equation draw:name="f6" draw:formula="5400"/><draw:equation draw:name="f7" draw:formula="16200"/><draw:equation draw:name="f8" draw:formula="10800"/><draw:equation draw:name="f9" draw:formula="?f5 - ?f4"/><draw:equation draw:name="f10" draw:formula="$0"/><draw:equation draw:name="f11" draw:formula="$1"/><draw:equation draw:name="f12" draw:formula="?f9 / 21600"/><draw:equation draw:name="f13" draw:formula="?f10 / 2"/><draw:equation draw:name="f14" draw:formula="21600 - ?f10"/><draw:equation draw:name="f15" draw:formula="?f10 * 10000"/><draw:equation draw:name="f16" draw:formula="?f11 - ?f10"/><draw:equation draw:name="f17" draw:formula="?f11 + ?f10"/><draw:equation draw:name="f18" draw:formula="10800 * ?f12"/><draw:equation draw:name="f19" draw:formula="13800 * ?f12"/><draw:equation draw:name="f20" draw:formula="21600 * ?f12"/><draw:equation draw:name="f21" draw:formula="0 * ?f12"/><draw:equation draw:name="f22" draw:formula="?f11 - ?f13"/><draw:equation draw:name="f23" draw:formula="?f11 + ?f13"/><draw:equation draw:name="f24" draw:formula="21600 - ?f13"/><draw:equation draw:name="f25" draw:formula="?f15 / 31953"/><draw:equation draw:name="f26" draw:formula="?f18 / ?f12"/><draw:equation draw:name="f27" draw:formula="?f20 / ?f12"/><draw:equation draw:name="f28" draw:formula="?f21 / ?f12"/><draw:equation draw:name="f29" draw:formula="?f19 / ?f12"/><draw:equation draw:name="f30" draw:formula="21600 - ?f25"/><draw:equation draw:name="f31" draw:formula="$0 / ?f3"/><draw:equation draw:name="f32" draw:formula="$1 / ?f3"/><draw:handle draw:handle-position="?f26 $0" draw:handle-range-y-minimum="0" draw:handle-range-y-maximum="5400"/><draw:handle draw:handle-position="?f28 $1" draw:handle-range-y-minimum="0" draw:handle-range-y-maximum="21600"/></draw:enhanced-geometry></draw:custom-shape><text:span text:style-name="Absatz-Standardschriftart"><text:span text:style-name="T4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6">Arbeitsrecht</text:p>
            <text:p text:style-name="P5">enthält Elemente beider Rechtstypen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5">- BurlG</text:p>
            <text:p text:style-name="P5">- AZO</text:p>
            <text:p text:style-name="P5">- Tarifrecht</text:p>
            <text:p text:style-name="P5">- MuSchG</text:p>
            <text:p text:style-name="P5">- JarbSchG</text:p>
            <text:p text:style-name="P5">- Arbeitsschutzbestimmung</text:p>
            <text:p text:style-name="P5"/>
            <text:p text:style-name="P5">=&gt; staatliche Schutzgesetze</text:p>
          </table:table-cell>
          <table:table-cell table:style-name="Tabelle2.A1" table:number-columns-spanned="2" office:value-type="string">
            <text:p text:style-name="P5">- Was?</text:p>
            <text:p text:style-name="P5">- Wann? Wie lang?</text:p>
            <text:p text:style-name="P5">- Wo?</text:p>
            <text:p text:style-name="P5">- Mit wem?</text:p>
            <text:p text:style-name="P5"/>
            <text:p text:style-name="P5"/>
            <text:p text:style-name="P5"/>
            <text:p text:style-name="P5">=&gt; persönliche Entscheidungsfreiheit</text:p>
          </table:table-cell>
          <table:covered-table-cell/>
        </table:table-row>
        <table:table-row>
          <table:table-cell table:style-name="Tabelle2.A1" office:value-type="string">
            <text:p text:style-name="P5"/>
          </table:table-cell>
          <table:table-cell table:style-name="Tabelle2.A1" office:value-type="string">
            <text:p text:style-name="P5">Objektiv</text:p>
            <text:p text:style-name="Table_20_Contents">Arbeitsmarktsituation,</text:p>
            <text:p text:style-name="Table_20_Contents">konjunkturelle Entw.</text:p>
          </table:table-cell>
          <table:table-cell table:style-name="Tabelle2.A1" office:value-type="string">
            <text:p text:style-name="P5">Subjektiv</text:p>
            <text:p text:style-name="Table_20_Contents">Bildungsniveau,</text:p>
            <text:p text:style-name="Table_20_Contents">soziale Aspekte,</text:p>
            <text:p text:style-name="Table_20_Contents">Leistungswille,</text:p>
            <text:p text:style-name="Table_20_Contents">persönliche Interessen</text:p>
          </table:table-cell>
        </table:table-row>
      </table:table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Arten von Gesetzesverletzungen bzw. -verstößen</text:p>
      <text:p text:style-name="P2">wir unterscheiden</text:p>
      <text:p text:style-name="Standard"><draw:connector text:anchor-type="paragraph" draw:z-index="3" draw:name="Gerader Verbinder 4" draw:style-name="gr3" draw:type="line" svg:x1="8.537cm" svg:y1="0.226cm" svg:x2="4.438cm" svg:y2="1.042cm" svg:d="M8537 226l-4099 816"><text:p/></draw:connector><draw:connector text:anchor-type="paragraph" draw:z-index="4" draw:name="Gerader Verbinder 5" draw:style-name="gr4" draw:type="line" svg:x1="12.455cm" svg:y1="1.071cm" svg:x2="8.539cm" svg:y2="0.226cm" svg:d="M12455 1071l-3916-845"><text:p/></draw:connector><text:span text:style-name="Absatz-Standardschriftart"><text:span text:style-name="T4"/></text:span></text:p>
      <text:p text:style-name="Standard"/>
      <text:p text:style-name="Standard"><draw:custom-shape text:anchor-type="paragraph" draw:z-index="1" draw:name="Rechteck 6" draw:style-name="gr2" draw:text-style-name="P21" svg:width="5.001cm" svg:height="0.999cm" svg:x="2cm" svg:y="0.34cm"><text:p text:style-name="P22">Ordnungswidrigkeit</text:p><draw:enhanced-geometry svg:viewBox="0 0 21600 21600" draw:type="non-primitive" draw:enhanced-path="M 0 0 L 21600 0 21600 21600 0 21600 Z N"/></draw:custom-shape><draw:custom-shape text:anchor-type="paragraph" draw:z-index="2" draw:name="Rechteck 7" draw:style-name="gr2" draw:text-style-name="P21" svg:width="5.001cm" svg:height="0.999cm" svg:x="10.001cm" svg:y="0.34cm"><text:p text:style-name="P22">Straftat</text:p><draw:enhanced-geometry svg:viewBox="0 0 21600 21600" draw:type="non-primitive" draw:enhanced-path="M 0 0 L 21600 0 21600 21600 0 21600 Z N"/></draw:custom-shape><text:span text:style-name="Absatz-Standardschriftart"><text:span text:style-name="T4"/></text:span></text:p>
      <text:p text:style-name="Standard"/>
      <text:p text:style-name="Standard"><draw:connector text:anchor-type="paragraph" draw:z-index="5" draw:name="Gerader Verbinder 8" draw:style-name="gr5" draw:type="line" svg:x1="4.359cm" svg:y1="0.367cm" svg:x2="4.359cm" svg:y2="1.362cm" svg:d="M4359 367v995"><text:p/></draw:connector><draw:connector text:anchor-type="paragraph" draw:z-index="6" draw:name="Gerader Verbinder 9" draw:style-name="gr5" draw:type="line" svg:x1="12.587cm" svg:y1="0.367cm" svg:x2="12.587cm" svg:y2="1.339cm" svg:d="M12587 367v972"><text:p/></draw:connector><text:span text:style-name="Absatz-Standardschriftart"><text:span text:style-name="T4"/></text:span></text:p>
      <text:p text:style-name="Standard"/>
      <text:p text:style-name="Standard"/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P5">→ wird nach <text:span text:style-name="Absatz-Standardschriftart"><text:span text:style-name="T7">OwiG</text:span></text:span> geahndet</text:p>
            <text:p text:style-name="P5">→ wird mit <text:span text:style-name="Absatz-Standardschriftart"><text:span text:style-name="T8">Verwarnungen</text:span></text:span>, <text:span text:style-name="Absatz-Standardschriftart"><text:span text:style-name="T8">Verwarngeld</text:span></text:span> und <text:span text:style-name="Absatz-Standardschriftart"><text:span text:style-name="T8">Bußgeld</text:span></text:span><text:span text:style-name="Absatz-Standardschriftart"><text:span text:style-name="T10">*</text:span></text:span> geahndet</text:p>
            <text:p text:style-name="P5">→ werden nicht ins BZR / EZR eingetragen</text:p>
          </table:table-cell>
          <table:table-cell table:style-name="Tabelle3.A1" office:value-type="string">
            <text:p text:style-name="P5">→ wird nach <text:span text:style-name="Absatz-Standardschriftart"><text:span text:style-name="T11">StGB</text:span></text:span> bestraft</text:p>
            <text:p text:style-name="P5">→ Unterscheidung:</text:p>
            <text:p text:style-name="P5">Vergehen / Verbrechen</text:p>
            <text:p text:style-name="P5">→ wird mit <text:span text:style-name="Absatz-Standardschriftart"><text:span text:style-name="T12">Geld</text:span></text:span><text:span text:style-name="Absatz-Standardschriftart"><text:span text:style-name="T13">strafe</text:span></text:span><text:span text:style-name="Absatz-Standardschriftart"><text:span text:style-name="T15">*</text:span></text:span> und / oder <text:span text:style-name="Absatz-Standardschriftart"><text:span text:style-name="T12">Freiheitsentzug</text:span></text:span><text:span text:style-name="Absatz-Standardschriftart"><text:span text:style-name="T15">**</text:span></text:span> bestraft</text:p>
            <text:p text:style-name="P5">→ werden <text:span text:style-name="Absatz-Standardschriftart"><text:span text:style-name="T16">grundsätzlich</text:span></text:span> ins BZR / EZR eingetragen (<text:span text:style-name="Absatz-Standardschriftart"><text:span text:style-name="T17">!!!Führungszeugnis!!!</text:span></text:span>)</text:p>
          </table:table-cell>
        </table:table-row>
        <table:table-row>
          <table:table-cell table:style-name="Tabelle3.A1" office:value-type="string">
            <text:p text:style-name="P5"><text:span text:style-name="Absatz-Standardschriftart"><text:span text:style-name="T9">*</text:span></text:span> ab 40€, bei VOWi's werden diese ins VZR(neu: FER) eingetragen</text:p>
          </table:table-cell>
          <table:table-cell table:style-name="Tabelle3.A1" office:value-type="string">
            <text:p text:style-name="P5"><text:span text:style-name="Absatz-Standardschriftart"><text:span text:style-name="T14">* </text:span></text:span>in Tagessätzen:</text:p>
            <text:p text:style-name="P5">von 5€ bis 5000€</text:p>
            <text:p text:style-name="P5">von 30 bis 150 Tage</text:p>
            <text:p text:style-name="P5">oder in einer Summe</text:p>
            <text:p text:style-name="P5"><text:span text:style-name="Absatz-Standardschriftart"><text:span text:style-name="T14">** </text:span></text:span>von 3 Monaten bis lebenslang (25 Jahre)</text:p>
            <text:p text:style-name="P5">1. lebenslang („normal“)</text:p>
            <text:p text:style-name="P5">→ nach 15 Jahren wieder frei</text:p>
            <text:p text:style-name="P5">2. lebenslang + die <text:span text:style-name="Absatz-Standardschriftart"><text:span text:style-name="T18">„besondere“ schwere der Schuld</text:span></text:span></text:p>
            <text:p text:style-name="P5">→ 25 Jahre</text:p>
            <text:p text:style-name="P5">3. lebenslang, bes.Schw.d.S. + anschließende Sicherheitsverwahrung</text:p>
          </table:table-cell>
        </table:table-row>
      </table:table>
      <text:p text:style-name="Standard"/>
      <text:p text:style-name="P1"/>
      <text:p text:style-name="P1"/>
      <text:p text:style-name="P1"/>
      <text:p text:style-name="P1"/>
      <text:p text:style-name="P1">4. Jugendstrafrecht – eine Besonderheit unseres Rechtssystems</text:p>
      <text:p text:style-name="P1"/>
      <text:p text:style-name="P3">a) Geltungsbereich</text:p>
      <text:p text:style-name="Standard"><text:tab/>→ <text:span text:style-name="Absatz-Standardschriftart"><text:span text:style-name="T2">bis</text:span></text:span> zum 14. LJ: <text:span text:style-name="Absatz-Standardschriftart"><text:span text:style-name="T12">nicht</text:span></text:span> strafmündig</text:p>
      <text:p text:style-name="Standard"><text:tab/>→ vom 14. bis zum 18. LJ: beschränkt strafmündig</text:p>
      <text:p text:style-name="Standard"><text:tab/><text:tab/><text:span text:style-name="Absatz-Standardschriftart"><text:span text:style-name="T9">→ es wird JuStrRe angewandt, d.h. die Rechtfolgen fallen anders als im StGB aus</text:span></text:span></text:p>
      <text:p text:style-name="Standard"><text:tab/>→ bis zum 21. <text:s/>LJ „kann noch“ Jugendstrafrecht angewandt werden, wenn die persönliche <text:tab/> <text:s text:c="4"/>Reife noch nicht vorhanden ist</text:p>
      <text:p text:style-name="Standard"/>
      <text:p text:style-name="P3">b) Prinzip d. JuStrRe</text:p>
      <text:p text:style-name="Standard"><text:tab/>→ es gilt <text:span text:style-name="Absatz-Standardschriftart"><text:span text:style-name="T12">Erziehung vor Strafe</text:span></text:span></text:p>
      <text:p text:style-name="Standard"><text:tab/> <text:s text:c="4"/>(natürlich nur dann, wenn die Schwere der Tat und die Person des Täters das zulassen)</text:p>
      <text:p text:style-name="Standard"><text:tab/>→ d.h.: zunächst <text:span text:style-name="Absatz-Standardschriftart"><text:span text:style-name="T2">müssen</text:span></text:span> alle <text:span text:style-name="Absatz-Standardschriftart"><text:span text:style-name="T2">erzieherischen Mittel</text:span></text:span> ausgeschöpft worden sein, erst dann <text:tab/><text:tab/> <text:s text:c="4"/>kommen Strafen in Betracht</text:p>
      <text:p text:style-name="Standard"/>
      <text:p text:style-name="Standard"/>
      <text:p text:style-name="Standard"/>
      <text:p text:style-name="P4"/>
      <text:p text:style-name="P4"><text:soft-page-break/>Straßenverkehrsrecht</text:p>
      <text:p text:style-name="P4"/>
      <text:p text:style-name="P1">1. Fahrerlaubnis (FE) und Führerschein (FS)</text:p>
      <text:p text:style-name="Standard"><text:span text:style-name="Absatz-Standardschriftart"><text:span text:style-name="T1">FeV</text:span></text:span>: Wer ein <text:span text:style-name="Absatz-Standardschriftart"><text:span text:style-name="T19">Kraftfahrzeug</text:span></text:span> im <text:span text:style-name="Absatz-Standardschriftart"><text:span text:style-name="T19">öffentlichen</text:span></text:span> Straßenverkehr führen will, muss eine gültige</text:p>
      <text:p text:style-name="Standard"><text:s text:c="9"/><text:span text:style-name="Absatz-Standardschriftart"><text:span text:style-name="T19">Fahrerlaubnis</text:span></text:span> und einen <text:span text:style-name="Absatz-Standardschriftart"><text:span text:style-name="T19">Führerschein</text:span></text:span> besitzen.</text:p>
      <table:table table:name="Tabelle4" table:style-name="Tabelle4">
        <table:table-column table:style-name="Tabelle4.A" table:number-columns-repeated="2"/>
        <table:table-row>
          <table:table-cell table:style-name="Tabelle4.A1" office:value-type="string">
            <text:p text:style-name="P5">FE</text:p>
          </table:table-cell>
          <table:table-cell table:style-name="Tabelle4.A1" office:value-type="string">
            <text:p text:style-name="P5">FS</text:p>
          </table:table-cell>
        </table:table-row>
        <table:table-row>
          <table:table-cell table:style-name="Tabelle4.A1" office:value-type="string">
            <text:p text:style-name="Table_20_Contents"><text:s/>= <text:span text:style-name="Absatz-Standardschriftart"><text:span text:style-name="T19">staatliche</text:span></text:span> Erlaubnis zum Führen eines <text:span text:style-name="Absatz-Standardschriftart"><text:span text:style-name="T19">Kfz</text:span></text:span> im</text:p>
            <text:p text:style-name="Table_20_Contents"><text:s text:c="4"/><text:span text:style-name="Absatz-Standardschriftart"><text:span text:style-name="T19">öffentlichen</text:span></text:span> StrVerk</text:p>
          </table:table-cell>
          <table:table-cell table:style-name="Tabelle4.A1" office:value-type="string">
            <text:p text:style-name="Table_20_Contents"><text:s/>= <text:span text:style-name="Absatz-Standardschriftart"><text:span text:style-name="T19">Dokument</text:span></text:span> (Nachweis für FE), das den Fahrer</text:p>
            <text:p text:style-name="Table_20_Contents"><text:s text:c="4"/>berechtigt, ein <text:span text:style-name="Absatz-Standardschriftart"><text:span text:style-name="T19">Kfz</text:span></text:span> einer bestimmten Klasse</text:p>
            <text:p text:style-name="Table_20_Contents"><text:s text:c="4"/>im <text:span text:style-name="Absatz-Standardschriftart"><text:span text:style-name="T19">öffentlichen</text:span></text:span> StrVerk zu führen</text:p>
          </table:table-cell>
        </table:table-row>
        <table:table-row>
          <table:table-cell table:style-name="Tabelle4.A1" office:value-type="string">
            <text:p text:style-name="Standard">→ die FE <text:span text:style-name="Absatz-Standardschriftart"><text:span text:style-name="T19">wird auf Antrag vom KBA</text:span></text:span> erteilt,</text:p>
            <text:p text:style-name="Table_20_Contents"><text:s text:c="5"/>wenn <text:span text:style-name="Absatz-Standardschriftart"><text:span text:style-name="T19">keine gesundheitlichen</text:span></text:span> oder</text:p>
            <text:p text:style-name="Table_20_Contents"><text:s text:c="5"/><text:span text:style-name="Absatz-Standardschriftart"><text:span text:style-name="T19">strafrechtlichen Gründe</text:span></text:span> dem entgegen stehen</text:p>
          </table:table-cell>
          <table:table-cell table:style-name="Tabelle4.A1" office:value-type="string">
            <text:p text:style-name="Table_20_Contents">→ der FS wird erteilt, wenn die <text:span text:style-name="Absatz-Standardschriftart"><text:span text:style-name="T19">staatliche</text:span></text:span></text:p>
            <text:p text:style-name="Table_20_Contents"><text:s text:c="5"/><text:span text:style-name="Absatz-Standardschriftart"><text:span text:style-name="T19">Prüfung</text:span></text:span> abgelegt wurde</text:p>
          </table:table-cell>
        </table:table-row>
        <table:table-row>
          <table:table-cell table:style-name="Tabelle4.A1" office:value-type="string">
            <text:p text:style-name="Standard">→ FE-Entzug <text:span text:style-name="Absatz-Standardschriftart"><text:span text:style-name="T19">nur</text:span></text:span> durch ein <text:span text:style-name="Absatz-Standardschriftart"><text:span text:style-name="T19">Gericht</text:span></text:span><text:span text:style-name="Absatz-Standardschriftart"><text:span text:style-name="T5">*</text:span></text:span> wegen V-</text:p>
            <text:p text:style-name="Standard"><text:s text:c="5"/><text:span text:style-name="Absatz-Standardschriftart"><text:span text:style-name="T19">Straftaten</text:span></text:span> von 6 Monaten bis lebenslang</text:p>
            <text:p text:style-name="Standard">→ FE-Entzug bedeutet automatisch FS-Entzug</text:p>
            <text:p text:style-name="Standard">→ <text:span text:style-name="Absatz-Standardschriftart"><text:span text:style-name="T19">Neubeantragung</text:span></text:span> der FE <text:span text:style-name="Absatz-Standardschriftart"><text:span text:style-name="T19">wenn</text:span></text:span> gerichtliche</text:p>
            <text:p text:style-name="Standard"><text:s text:c="5"/><text:span text:style-name="Absatz-Standardschriftart"><text:span text:style-name="T19">Auflagen</text:span></text:span> erfüllt sind</text:p>
          </table:table-cell>
          <table:table-cell table:style-name="Tabelle4.A1" office:value-type="string">
            <text:p text:style-name="Table_20_Contents">→ FS-<text:span text:style-name="Absatz-Standardschriftart"><text:span text:style-name="T19">Entzug</text:span></text:span> durch Behörden (Polizei) für <text:span text:style-name="Absatz-Standardschriftart"><text:span text:style-name="T19">max.</text:span></text:span> <text:s text:c="2"/></text:p>
            <text:p text:style-name="Table_20_Contents"><text:s text:c="5"/>6 Monate wegen V-<text:span text:style-name="Absatz-Standardschriftart"><text:span text:style-name="T19">OWi's</text:span></text:span></text:p>
            <text:p text:style-name="Table_20_Contents">→ die FE bleibt dabei unberührt</text:p>
          </table:table-cell>
        </table:table-row>
        <table:table-row>
          <table:table-cell table:style-name="Tabelle4.A1" office:value-type="string">
            <text:p text:style-name="Standard"><text:span text:style-name="Absatz-Standardschriftart"><text:span text:style-name="T5">* </text:span></text:span>es gibt 2 Ausnahmen:</text:p>
            <text:list xml:id="list8716508351861881324" text:style-name="L1">
              <text:list-item>
                <text:list>
                  <text:list-item>
                    <text:p text:style-name="P14">bei <text:span text:style-name="Absatz-Standardschriftart"><text:span text:style-name="T19">Nicht</text:span></text:span>bewährung <text:span text:style-name="Absatz-Standardschriftart"><text:span text:style-name="T19">während</text:span></text:span> der <text:span text:style-name="Absatz-Standardschriftart"><text:span text:style-name="T19">Probezeit</text:span></text:span></text:p>
                  </text:list-item>
                  <text:list-item>
                    <text:p text:style-name="P14">bei <text:span text:style-name="Absatz-Standardschriftart"><text:span text:style-name="T19">Überschreiten</text:span></text:span> des <text:span text:style-name="Absatz-Standardschriftart"><text:span text:style-name="T19">Punktekontos</text:span></text:span> im VZR</text:p>
                  </text:list-item>
                </text:list>
              </text:list-item>
            </text:list>
          </table:table-cell>
          <table:table-cell table:style-name="Tabelle4.A1" office:value-type="string">
            <text:p text:style-name="Table_20_Contents"/>
          </table:table-cell>
        </table:table-row>
      </table:table>
      <text:p text:style-name="Standard"/>
      <text:p text:style-name="P1">2. Die Probezeit</text:p>
      <text:p text:style-name="Standard"><text:s/>→ die Fahrerlaubnis wird <text:span text:style-name="Absatz-Standardschriftart"><text:span text:style-name="T1">unabhängig von Alter</text:span></text:span> bei <text:span text:style-name="Absatz-Standardschriftart"><text:span text:style-name="T19">Erstbeantragung auf Probe</text:span></text:span> erteilt</text:p>
      <text:p text:style-name="Standard"><text:s/>→ die Probezeit beträgt 2 Jahre</text:p>
      <text:p text:style-name="Standard"><text:s/>→ <text:span text:style-name="Absatz-Standardschriftart"><text:span text:style-name="T19">bewährt sich der Fahranfänger</text:span></text:span>, in der Probezeit, gilt die <text:span text:style-name="Absatz-Standardschriftart"><text:span text:style-name="T19">Fahrerlaubnis</text:span></text:span> als <text:span text:style-name="Absatz-Standardschriftart"><text:span text:style-name="T19">unbefristet</text:span></text:span> erteilt</text:p>
      <text:p text:style-name="Standard"/>
      <text:p text:style-name="Standard"><text:span text:style-name="Absatz-Standardschriftart"><text:span text:style-name="T1">Was geschieht, wenn sich der Fahranfänger </text:span></text:span><text:span text:style-name="Absatz-Standardschriftart"><text:span text:style-name="T20">nicht</text:span></text:span><text:span text:style-name="Absatz-Standardschriftart"><text:span text:style-name="T1"> bewährt?</text:span></text:span></text:p>
      <text:list xml:id="list7578257113743124676" text:style-name="L2">
        <text:list-item>
          <text:p text:style-name="P15">Begeht der Fahranfänger <text:span text:style-name="Absatz-Standardschriftart"><text:span text:style-name="T19">einen</text:span></text:span> A- oder <text:span text:style-name="Absatz-Standardschriftart"><text:span text:style-name="T19">zwei</text:span></text:span> B- Verstöße<text:span text:style-name="Absatz-Standardschriftart"><text:span text:style-name="T21">*</text:span></text:span>,</text:p>
        </text:list-item>
      </text:list>
      <text:p text:style-name="Standard">→ <text:span text:style-name="Absatz-Standardschriftart"><text:span text:style-name="T22">verlängert</text:span></text:span> sich die Probezeit um <text:span text:style-name="Absatz-Standardschriftart"><text:span text:style-name="T22">2 Jahre</text:span></text:span>,</text:p>
      <text:p text:style-name="Standard">→ die Behörde ordnet ein <text:span text:style-name="Absatz-Standardschriftart"><text:span text:style-name="T22">Aufbauseminar (neu: Fahreignungsseminar)</text:span></text:span><text:span text:style-name="Absatz-Standardschriftart"><text:span text:style-name="T21">**</text:span></text:span> an.</text:p>
      <text:list xml:id="list29232916" text:continue-numbering="true" text:style-name="L2">
        <text:list-item>
          <text:p text:style-name="P15">Begeht der Fahranfänger danach erneut einen …. (siehe 1.),</text:p>
        </text:list-item>
      </text:list>
      <text:p text:style-name="Standard">→ erteilt die Behörde eine <text:span text:style-name="Absatz-Standardschriftart"><text:span text:style-name="T19">Verwarnung</text:span></text:span> und <text:span text:style-name="Absatz-Standardschriftart"><text:span text:style-name="T18">empfiehlt</text:span></text:span> die Teilnahme an einer</text:p>
      <text:p text:style-name="Standard"><text:s text:c="5"/><text:span text:style-name="Absatz-Standardschriftart"><text:span text:style-name="T22">verkehrspsychologische Beratung</text:span></text:span>.</text:p>
      <text:list xml:id="list29219569" text:continue-numbering="true" text:style-name="L2">
        <text:list-item>
          <text:p text:style-name="P15">Kommt es trotz dessen noch einmal zu …. (siehe 1.),</text:p>
        </text:list-item>
      </text:list>
      <text:p text:style-name="Standard">→ wird die Fahrerlaubnis entzogen und</text:p>
      <text:p text:style-name="Standard">→ kann frühestens nach 6 Monaten <text:span text:style-name="Absatz-Standardschriftart"><text:span text:style-name="T2">neu</text:span></text:span> beantragt werden <text:span text:style-name="Absatz-Standardschriftart"><text:span text:style-name="T21">(Auflagen möglich!)</text:span></text:span>.</text:p>
      <text:p text:style-name="Standard"><text:tab/>*) <text:span text:style-name="Absatz-Standardschriftart"><text:span text:style-name="T2">A – Verstöße</text:span></text:span>:</text:p>
      <text:list xml:id="list14847137293640607" text:style-name="L3">
        <text:list-item>
          <text:list>
            <text:list-item>
              <text:list>
                <text:list-item>
                  <text:p text:style-name="P16">alle Verkehrsstraftaten</text:p>
                </text:list-item>
                <text:list-item>
                  <text:p text:style-name="P16">schwere Verkehrsverstöße</text:p>
                </text:list-item>
                <text:list-item>
                  <text:p text:style-name="P16">Verkehrsordnungswidrigkeiten mit Regelfahrverbot ( 1-3)</text:p>
                </text:list-item>
              </text:list>
            </text:list-item>
          </text:list>
        </text:list-item>
      </text:list>
      <text:p text:style-name="P7">u.a. Vorfahrtsfehler, Nötigung, Unterlassene Hilfeleistung</text:p>
      <text:p text:style-name="Standard"/>
      <text:p text:style-name="Standard"><text:tab/> <text:s text:c="3"/><text:span text:style-name="Absatz-Standardschriftart"><text:span text:style-name="T2">B – Verstöße</text:span></text:span>:</text:p>
      <text:list xml:id="list8863046271690522522" text:style-name="L4">
        <text:list-item>
          <text:list>
            <text:list-item>
              <text:list>
                <text:list-item>
                  <text:p text:style-name="P17">„leichtere“ Verkehrsverstöße</text:p>
                </text:list-item>
                <text:list-item>
                  <text:p text:style-name="P17">Verkehrsordnungswidrigkeiten ab 40€</text:p>
                </text:list-item>
              </text:list>
            </text:list-item>
          </text:list>
        </text:list-item>
      </text:list>
      <text:p text:style-name="P7">u.a. Kennzeichenmissbrauch,</text:p>
      <text:p text:style-name="Standard"/>
      <text:p text:style-name="P1"/>
      <text:p text:style-name="P1"><text:soft-page-break/>3. Das Verkehrszentralregister(neu: Fahreignungsregister (FER)</text:p>
      <text:p text:style-name="Standard"/>
      <text:p text:style-name="Standard"><text:s/>→ seit 1958</text:p>
      <text:p text:style-name="P3">Was wird eingetragen?</text:p>
      <text:p text:style-name="P3"/>
      <text:list xml:id="list6082426639118611802" text:style-name="L5">
        <text:list-item>
          <text:p text:style-name="P18">beginnt mit Beantragung der FE</text:p>
        </text:list-item>
        <text:list-item>
          <text:p text:style-name="P18">alle personenbezogenen, verkehrsrelevanten Daten</text:p>
        </text:list-item>
        <text:list-item>
          <text:p text:style-name="P18">alle <text:span text:style-name="Absatz-Standardschriftart"><text:span text:style-name="T19">V-Straftaten</text:span></text:span> und deren Rechtsfolgen sowie <text:span text:style-name="Absatz-Standardschriftart"><text:span text:style-name="T19">V-OWI’s</text:span></text:span>, die mit mehr als 60€ geahndet werden</text:p>
        </text:list-item>
        <text:list-item>
          <text:p text:style-name="P18">Führung des <text:span text:style-name="Absatz-Standardschriftart"><text:span text:style-name="T19">Punktekontos</text:span></text:span></text:p>
        </text:list-item>
      </text:list>
      <text:p text:style-name="Standard"><draw:custom-shape text:anchor-type="paragraph" draw:z-index="7" draw:name="Rechteck 10" draw:style-name="gr6" draw:text-style-name="P21" svg:width="2.999cm" svg:height="0.999cm" svg:x="3.145cm" svg:y="0.139cm"><text:p text:style-name="P22">1</text:p><draw:enhanced-geometry svg:viewBox="0 0 21600 21600" draw:type="non-primitive" draw:enhanced-path="M 0 0 L 21600 0 21600 21600 0 21600 Z N"/></draw:custom-shape><draw:custom-shape text:anchor-type="paragraph" draw:z-index="8" draw:name="Rechteck 11" draw:style-name="gr6" draw:text-style-name="P21" svg:width="2.999cm" svg:height="0.999cm" svg:x="3.145cm" svg:y="1.139cm"><text:p text:style-name="P22">2</text:p><draw:enhanced-geometry svg:viewBox="0 0 21600 21600" draw:type="non-primitive" draw:enhanced-path="M 0 0 L 21600 0 21600 21600 0 21600 Z N"/></draw:custom-shape><draw:custom-shape text:anchor-type="paragraph" draw:z-index="9" draw:name="Rechteck 12" draw:style-name="gr6" draw:text-style-name="P21" svg:width="2.999cm" svg:height="0.999cm" svg:x="3.145cm" svg:y="2.14cm"><text:p text:style-name="P22">3</text:p><draw:enhanced-geometry svg:viewBox="0 0 21600 21600" draw:type="non-primitive" draw:enhanced-path="M 0 0 L 21600 0 21600 21600 0 21600 Z N"/></draw:custom-shape><draw:custom-shape text:anchor-type="paragraph" draw:z-index="10" draw:name="Rechteck 13" draw:style-name="gr7" draw:text-style-name="P21" svg:width="2.999cm" svg:height="0.999cm" svg:x="3.145cm" svg:y="3.14cm"><text:p text:style-name="P22">4</text:p><draw:enhanced-geometry svg:viewBox="0 0 21600 21600" draw:type="non-primitive" draw:enhanced-path="M 0 0 L 21600 0 21600 21600 0 21600 Z N"/></draw:custom-shape><draw:custom-shape text:anchor-type="paragraph" draw:z-index="11" draw:name="Rechteck 14" draw:style-name="gr7" draw:text-style-name="P21" svg:width="2.999cm" svg:height="0.999cm" svg:x="3.145cm" svg:y="4.14cm"><text:p text:style-name="P22">5</text:p><draw:enhanced-geometry svg:viewBox="0 0 21600 21600" draw:type="non-primitive" draw:enhanced-path="M 0 0 L 21600 0 21600 21600 0 21600 Z N"/></draw:custom-shape><draw:custom-shape text:anchor-type="paragraph" draw:z-index="12" draw:name="Rechteck 15" draw:style-name="gr8" draw:text-style-name="P21" svg:width="2.999cm" svg:height="0.999cm" svg:x="3.145cm" svg:y="5.14cm"><text:p text:style-name="P22">6</text:p><draw:enhanced-geometry svg:viewBox="0 0 21600 21600" draw:type="non-primitive" draw:enhanced-path="M 0 0 L 21600 0 21600 21600 0 21600 Z N"/></draw:custom-shape><draw:custom-shape text:anchor-type="paragraph" draw:z-index="13" draw:name="Rechteck 16" draw:style-name="gr8" draw:text-style-name="P21" svg:width="2.999cm" svg:height="0.999cm" svg:x="3.145cm" svg:y="6.14cm"><text:p text:style-name="P22">7</text:p><draw:enhanced-geometry svg:viewBox="0 0 21600 21600" draw:type="non-primitive" draw:enhanced-path="M 0 0 L 21600 0 21600 21600 0 21600 Z N"/></draw:custom-shape><draw:custom-shape text:anchor-type="paragraph" draw:z-index="14" draw:name="Rechteck 17" draw:style-name="gr9" draw:text-style-name="P21" svg:width="2.999cm" svg:height="0.999cm" svg:x="3.145cm" svg:y="7.14cm"><text:p text:style-name="P22">8</text:p><draw:enhanced-geometry svg:viewBox="0 0 21600 21600" draw:type="non-primitive" draw:enhanced-path="M 0 0 L 21600 0 21600 21600 0 21600 Z N"/></draw:custom-shape><draw:custom-shape text:anchor-type="paragraph" draw:z-index="15" draw:name="Freihandform 18" draw:style-name="gr1" draw:text-style-name="P21" svg:width="0.422cm" svg:height="2.647cm" svg:x="6.343cm" svg:y="0.293cm"><text:p/><draw:enhanced-geometry svg:viewBox="0 0 21600 21600" draw:text-areas="?f27 ?f25 ?f29 ?f30" draw:glue-points="?f27 ?f27 ?f27 ?f28 ?f28 ?f26" draw:type="non-primitive" draw:modifiers="1800 10800" draw:enhanced-path="M ?f4 ?f4 C ?f6 ?f4 ?f7 ?f13 ?f7 ?f10 L ?f7 ?f16 C ?f7 ?f22 ?f8 ?f11 ?f5 ?f11 ?f8 ?f11 ?f7 ?f23 ?f7 ?f17 L ?f7 ?f14 C ?f7 ?f24 ?f6 ?f5 ?f4 ?f5 N"><draw:equation draw:name="f0" draw:formula="top"/><draw:equation draw:name="f1" draw:formula="bottom"/><draw:equation draw:name="f2" draw:formula="?f1 - ?f0"/><draw:equation draw:name="f3" draw:formula="?f2 / 21600"/><draw:equation draw:name="f4" draw:formula="0"/><draw:equation draw:name="f5" draw:formula="21600"/><draw:equation draw:name="f6" draw:formula="5400"/><draw:equation draw:name="f7" draw:formula="10800"/><draw:equation draw:name="f8" draw:formula="16200"/><draw:equation draw:name="f9" draw:formula="?f5 - ?f4"/><draw:equation draw:name="f10" draw:formula="$0"/><draw:equation draw:name="f11" draw:formula="$1"/><draw:equation draw:name="f12" draw:formula="?f9 / 21600"/><draw:equation draw:name="f13" draw:formula="?f10 / 2"/><draw:equation draw:name="f14" draw:formula="21600 - ?f10"/><draw:equation draw:name="f15" draw:formula="?f10 * 10000"/><draw:equation draw:name="f16" draw:formula="?f11 - ?f10"/><draw:equation draw:name="f17" draw:formula="?f11 + ?f10"/><draw:equation draw:name="f18" draw:formula="10800 * ?f12"/><draw:equation draw:name="f19" draw:formula="0 * ?f12"/><draw:equation draw:name="f20" draw:formula="7800 * ?f12"/><draw:equation draw:name="f21" draw:formula="21600 * ?f12"/><draw:equation draw:name="f22" draw:formula="?f11 - ?f13"/><draw:equation draw:name="f23" draw:formula="?f11 + ?f13"/><draw:equation draw:name="f24" draw:formula="21600 - ?f13"/><draw:equation draw:name="f25" draw:formula="?f15 / 31953"/><draw:equation draw:name="f26" draw:formula="?f18 / ?f12"/><draw:equation draw:name="f27" draw:formula="?f19 / ?f12"/><draw:equation draw:name="f28" draw:formula="?f21 / ?f12"/><draw:equation draw:name="f29" draw:formula="?f20 / ?f12"/><draw:equation draw:name="f30" draw:formula="21600 - ?f25"/><draw:equation draw:name="f31" draw:formula="$0 / ?f3"/><draw:equation draw:name="f32" draw:formula="$1 / ?f3"/><draw:handle draw:handle-position="?f26 $0" draw:handle-range-y-minimum="0" draw:handle-range-y-maximum="5400"/><draw:handle draw:handle-position="?f28 $1" draw:handle-range-y-minimum="0" draw:handle-range-y-maximum="21600"/></draw:enhanced-geometry></draw:custom-shape><draw:frame draw:style-name="fr1" draw:name="Textfeld 19" text:anchor-type="paragraph" svg:x="7.031cm" svg:y="1.171cm" svg:width="4.392cm" style:rel-width="scale" svg:height="1.242cm" style:rel-height="scale" draw:z-index="16"><draw:text-box><text:p text:style-name="Standard"><text:span text:style-name="Absatz-Standardschriftart"><text:span text:style-name="T23">Vormerkung</text:span></text:span></text:p><text:p text:style-name="Standard">(ohne Konsequenzen)</text:p></draw:text-box></draw:frame><draw:custom-shape text:anchor-type="paragraph" draw:z-index="17" draw:name="Freihandform 20" draw:style-name="gr1" draw:text-style-name="P21" svg:width="0.422cm" svg:height="1.726cm" svg:x="6.343cm" svg:y="3.272cm"><text:p/><draw:enhanced-geometry svg:viewBox="0 0 21600 21600" draw:text-areas="?f27 ?f25 ?f29 ?f30" draw:glue-points="?f27 ?f27 ?f27 ?f28 ?f28 ?f26" draw:type="non-primitive" draw:modifiers="1800 10800" draw:enhanced-path="M ?f4 ?f4 C ?f6 ?f4 ?f7 ?f13 ?f7 ?f10 L ?f7 ?f16 C ?f7 ?f22 ?f8 ?f11 ?f5 ?f11 ?f8 ?f11 ?f7 ?f23 ?f7 ?f17 L ?f7 ?f14 C ?f7 ?f24 ?f6 ?f5 ?f4 ?f5 N"><draw:equation draw:name="f0" draw:formula="top"/><draw:equation draw:name="f1" draw:formula="bottom"/><draw:equation draw:name="f2" draw:formula="?f1 - ?f0"/><draw:equation draw:name="f3" draw:formula="?f2 / 21600"/><draw:equation draw:name="f4" draw:formula="0"/><draw:equation draw:name="f5" draw:formula="21600"/><draw:equation draw:name="f6" draw:formula="5400"/><draw:equation draw:name="f7" draw:formula="10800"/><draw:equation draw:name="f8" draw:formula="16200"/><draw:equation draw:name="f9" draw:formula="?f5 - ?f4"/><draw:equation draw:name="f10" draw:formula="$0"/><draw:equation draw:name="f11" draw:formula="$1"/><draw:equation draw:name="f12" draw:formula="?f9 / 21600"/><draw:equation draw:name="f13" draw:formula="?f10 / 2"/><draw:equation draw:name="f14" draw:formula="21600 - ?f10"/><draw:equation draw:name="f15" draw:formula="?f10 * 10000"/><draw:equation draw:name="f16" draw:formula="?f11 - ?f10"/><draw:equation draw:name="f17" draw:formula="?f11 + ?f10"/><draw:equation draw:name="f18" draw:formula="10800 * ?f12"/><draw:equation draw:name="f19" draw:formula="0 * ?f12"/><draw:equation draw:name="f20" draw:formula="7800 * ?f12"/><draw:equation draw:name="f21" draw:formula="21600 * ?f12"/><draw:equation draw:name="f22" draw:formula="?f11 - ?f13"/><draw:equation draw:name="f23" draw:formula="?f11 + ?f13"/><draw:equation draw:name="f24" draw:formula="21600 - ?f13"/><draw:equation draw:name="f25" draw:formula="?f15 / 31953"/><draw:equation draw:name="f26" draw:formula="?f18 / ?f12"/><draw:equation draw:name="f27" draw:formula="?f19 / ?f12"/><draw:equation draw:name="f28" draw:formula="?f21 / ?f12"/><draw:equation draw:name="f29" draw:formula="?f20 / ?f12"/><draw:equation draw:name="f30" draw:formula="21600 - ?f25"/><draw:equation draw:name="f31" draw:formula="$0 / ?f3"/><draw:equation draw:name="f32" draw:formula="$1 / ?f3"/><draw:handle draw:handle-position="?f26 $0" draw:handle-range-y-minimum="0" draw:handle-range-y-maximum="5400"/><draw:handle draw:handle-position="?f28 $1" draw:handle-range-y-minimum="0" draw:handle-range-y-maximum="21600"/></draw:enhanced-geometry></draw:custom-shape><draw:custom-shape text:anchor-type="paragraph" draw:z-index="19" draw:name="Freihandform 21" draw:style-name="gr1" draw:text-style-name="P21" svg:width="0.422cm" svg:height="1.726cm" svg:x="6.343cm" svg:y="5.299cm"><text:p/><draw:enhanced-geometry svg:viewBox="0 0 21600 21600" draw:text-areas="?f27 ?f25 ?f29 ?f30" draw:glue-points="?f27 ?f27 ?f27 ?f28 ?f28 ?f26" draw:type="non-primitive" draw:modifiers="1800 10800" draw:enhanced-path="M ?f4 ?f4 C ?f6 ?f4 ?f7 ?f13 ?f7 ?f10 L ?f7 ?f16 C ?f7 ?f22 ?f8 ?f11 ?f5 ?f11 ?f8 ?f11 ?f7 ?f23 ?f7 ?f17 L ?f7 ?f14 C ?f7 ?f24 ?f6 ?f5 ?f4 ?f5 N"><draw:equation draw:name="f0" draw:formula="top"/><draw:equation draw:name="f1" draw:formula="bottom"/><draw:equation draw:name="f2" draw:formula="?f1 - ?f0"/><draw:equation draw:name="f3" draw:formula="?f2 / 21600"/><draw:equation draw:name="f4" draw:formula="0"/><draw:equation draw:name="f5" draw:formula="21600"/><draw:equation draw:name="f6" draw:formula="5400"/><draw:equation draw:name="f7" draw:formula="10800"/><draw:equation draw:name="f8" draw:formula="16200"/><draw:equation draw:name="f9" draw:formula="?f5 - ?f4"/><draw:equation draw:name="f10" draw:formula="$0"/><draw:equation draw:name="f11" draw:formula="$1"/><draw:equation draw:name="f12" draw:formula="?f9 / 21600"/><draw:equation draw:name="f13" draw:formula="?f10 / 2"/><draw:equation draw:name="f14" draw:formula="21600 - ?f10"/><draw:equation draw:name="f15" draw:formula="?f10 * 10000"/><draw:equation draw:name="f16" draw:formula="?f11 - ?f10"/><draw:equation draw:name="f17" draw:formula="?f11 + ?f10"/><draw:equation draw:name="f18" draw:formula="10800 * ?f12"/><draw:equation draw:name="f19" draw:formula="0 * ?f12"/><draw:equation draw:name="f20" draw:formula="7800 * ?f12"/><draw:equation draw:name="f21" draw:formula="21600 * ?f12"/><draw:equation draw:name="f22" draw:formula="?f11 - ?f13"/><draw:equation draw:name="f23" draw:formula="?f11 + ?f13"/><draw:equation draw:name="f24" draw:formula="21600 - ?f13"/><draw:equation draw:name="f25" draw:formula="?f15 / 31953"/><draw:equation draw:name="f26" draw:formula="?f18 / ?f12"/><draw:equation draw:name="f27" draw:formula="?f19 / ?f12"/><draw:equation draw:name="f28" draw:formula="?f21 / ?f12"/><draw:equation draw:name="f29" draw:formula="?f20 / ?f12"/><draw:equation draw:name="f30" draw:formula="21600 - ?f25"/><draw:equation draw:name="f31" draw:formula="$0 / ?f3"/><draw:equation draw:name="f32" draw:formula="$1 / ?f3"/><draw:handle draw:handle-position="?f26 $0" draw:handle-range-y-minimum="0" draw:handle-range-y-maximum="5400"/><draw:handle draw:handle-position="?f28 $1" draw:handle-range-y-minimum="0" draw:handle-range-y-maximum="21600"/></draw:enhanced-geometry></draw:custom-shape><draw:frame draw:style-name="fr1" draw:name="Textfeld 22" text:anchor-type="paragraph" svg:x="7.004cm" svg:y="5.685cm" svg:width="7.83cm" style:rel-width="scale" svg:height="1.401cm" style:rel-height="scale" draw:z-index="20"><draw:text-box><text:p text:style-name="Standard"><text:span text:style-name="Absatz-Standardschriftart"><text:span text:style-name="T24">Verwarnung</text:span></text:span></text:p><text:p text:style-name="Standard"><text:span text:style-name="Absatz-Standardschriftart"><text:span text:style-name="T24">+ Anordnung eines Fahreignungsseminars</text:span></text:span></text:p></draw:text-box></draw:frame><draw:frame draw:style-name="fr1" draw:name="Textfeld 23" text:anchor-type="paragraph" svg:x="7.163cm" svg:y="7.325cm" svg:width="3.226cm" style:rel-width="scale" svg:height="0.794cm" style:rel-height="scale" draw:z-index="21"><draw:text-box><text:p text:style-name="Standard"><text:span text:style-name="Absatz-Standardschriftart"><text:span text:style-name="T25">FE-Entzug</text:span></text:span></text:p></draw:text-box></draw:frame><draw:connector text:anchor-type="paragraph" draw:z-index="22" draw:name="Gerader Verbinder 24" draw:style-name="gr10" draw:type="line" svg:x1="6.145cm" svg:y1="7.643cm" svg:x2="7.096cm" svg:y2="7.643cm" svg:d="M6145 7643h951"><text:p/></draw:connector><draw:frame draw:style-name="fr1" draw:name="Textfeld 25" text:anchor-type="paragraph" svg:x="7.004cm" svg:y="3.806cm" svg:width="4.789cm" style:rel-width="scale" svg:height="0.873cm" style:rel-height="scale" draw:z-index="18"><draw:text-box><text:p text:style-name="Standard"><text:span text:style-name="Absatz-Standardschriftart"><text:span text:style-name="T26">Ermahnung</text:span></text:span></text:p></draw:text-box></draw:frame><text:span text:style-name="Absatz-Standardschriftart"><text:span text:style-name="T4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Absatz-Standardschriftart"><text:span text:style-name="T2"/></text:span></text:p>
      <text:p text:style-name="Standard"><text:span text:style-name="Absatz-Standardschriftart"><text:span text:style-name="T2"/></text:span></text:p>
      <text:p text:style-name="Standard"><text:span text:style-name="Absatz-Standardschriftart"><text:span text:style-name="T2"/></text:span></text:p>
      <text:p text:style-name="Standard"><text:span text:style-name="Absatz-Standardschriftart"><text:span text:style-name="T2"/></text:span></text:p>
      <text:p text:style-name="Standard"><text:span text:style-name="Absatz-Standardschriftart"><text:span text:style-name="T2"/></text:span></text:p>
      <text:p text:style-name="Standard"><text:span text:style-name="Absatz-Standardschriftart"><text:span text:style-name="T2"/></text:span></text:p>
      <text:p text:style-name="Standard"><text:span text:style-name="Absatz-Standardschriftart"><text:span text:style-name="T2"/></text:span></text:p>
      <text:p text:style-name="Standard"><text:span text:style-name="Absatz-Standardschriftart"><text:span text:style-name="T2"/></text:span></text:p>
      <text:p text:style-name="Standard"><text:span text:style-name="Absatz-Standardschriftart"><text:span text:style-name="T2"/></text:span></text:p>
      <text:p text:style-name="Standard"><text:span text:style-name="Absatz-Standardschriftart"><text:span text:style-name="T2"/></text:span></text:p>
      <text:p text:style-name="Standard"><text:span text:style-name="Absatz-Standardschriftart"><text:span text:style-name="T2"/></text:span></text:p>
      <text:p text:style-name="Standard"><text:span text:style-name="Absatz-Standardschriftart"><text:span text:style-name="T2"/></text:span></text:p>
      <text:p text:style-name="Standard"><text:span text:style-name="Absatz-Standardschriftart"><text:span text:style-name="T2"/></text:span></text:p>
      <text:p text:style-name="Standard"><text:span text:style-name="Absatz-Standardschriftart"><text:span text:style-name="T2"/></text:span></text:p>
      <text:p text:style-name="Standard"><text:span text:style-name="Absatz-Standardschriftart"><text:span text:style-name="T2"/></text:span></text:p>
      <text:p text:style-name="Standard"><text:span text:style-name="Absatz-Standardschriftart"><text:span text:style-name="T2"/></text:span></text:p>
      <text:p text:style-name="Standard"><text:span text:style-name="Absatz-Standardschriftart"><text:span text:style-name="T2"/></text:span></text:p>
      <text:p text:style-name="Standard"><text:span text:style-name="Absatz-Standardschriftart"><text:span text:style-name="T2"/></text:span></text:p>
      <text:p text:style-name="Standard"><text:span text:style-name="Absatz-Standardschriftart"><text:span text:style-name="T2"/></text:span></text:p>
      <text:p text:style-name="Standard"><text:span text:style-name="Absatz-Standardschriftart"><text:span text:style-name="T2"/></text:span></text:p>
      <text:p text:style-name="Standard"><text:span text:style-name="Absatz-Standardschriftart"><text:span text:style-name="T2"/></text:span></text:p>
      <text:p text:style-name="Standard"><text:span text:style-name="Absatz-Standardschriftart"><text:span text:style-name="T2"/></text:span></text:p>
      <text:p text:style-name="Standard"><text:span text:style-name="Absatz-Standardschriftart"><text:span text:style-name="T2"/></text:span></text:p>
      <text:p text:style-name="Standard"><text:soft-page-break/><text:span text:style-name="Absatz-Standardschriftart"><text:span text:style-name="T2">4.</text:span></text:span><text:span text:style-name="Absatz-Standardschriftart"><text:span text:style-name="T3"> </text:span></text:span><text:span text:style-name="Absatz-Standardschriftart"><text:span text:style-name="T3">Verkehrsstraftaten</text:span></text:span></text:p>
      <text:p text:style-name="Standard"><draw:connector text:anchor-type="paragraph" draw:z-index="23" draw:name="Gerader Verbinder 26" draw:style-name="gr11" draw:type="line" svg:x1="2.612cm" svg:y1="0.455cm" svg:x2="3.457cm" svg:y2="1.697cm" svg:d="M2612 455l845 1242"><text:p/></draw:connector><draw:connector text:anchor-type="paragraph" draw:z-index="24" draw:name="Gerader Verbinder 27" draw:style-name="gr12" draw:type="line" svg:x1="3.247cm" svg:y1="0.455cm" svg:x2="11.973cm" svg:y2="1.593cm" svg:d="M3247 455l8726 1138"><text:p/></draw:connector>→ nach §315 b + c StGB unterscheidet man:</text:p>
      <text:p text:style-name="Standard"/>
      <text:p text:style-name="Standard"/>
      <text:p text:style-name="Standard"><text:tab/></text:p>
      <table:table table:name="Tabelle5" table:style-name="Tabelle5">
        <table:table-column table:style-name="Tabelle5.A" table:number-columns-repeated="2"/>
        <table:table-row>
          <table:table-cell table:style-name="Tabelle5.A1" office:value-type="string">
            <text:p text:style-name="P5">gefährliche Eingriffe <text:span text:style-name="Absatz-Standardschriftart"><text:span text:style-name="T12">in den Straßenverkehr</text:span></text:span></text:p>
          </table:table-cell>
          <table:table-cell table:style-name="Tabelle5.A1" office:value-type="string">
            <text:p text:style-name="P5">Gefährdung <text:span text:style-name="Absatz-Standardschriftart"><text:span text:style-name="T12">des Straßenverkehrs</text:span></text:span></text:p>
          </table:table-cell>
        </table:table-row>
        <table:table-row>
          <table:table-cell table:style-name="Tabelle5.A1" office:value-type="string">
            <text:p text:style-name="P5"><text:s/>- Bereiten von Hindernissen</text:p>
            <text:p text:style-name="P5">- Beschädigen oder Zerstören von Kfz</text:p>
            <text:p text:style-name="P5">- Beschädigen, Beseitigen oder Zerstören von Verkehrsleiteinrichtungen</text:p>
          </table:table-cell>
          <table:table-cell table:style-name="Tabelle5.A1" office:value-type="string">
            <text:p text:style-name="P5">→ „sieben Todsünden“ des Kraftfahrers</text:p>
            <text:p text:style-name="P5">- das Rechtsfahrgebot nicht einhalten</text:p>
            <text:p text:style-name="P5">- riskantes oder falsches Ü</text:p>
            <text:p text:style-name="P5"/>
            <text:p text:style-name="P5">berholen</text:p>
            <text:p text:style-name="P5">- zu schnelles Fahren und Nichteinhalten des Sicherheitsabstands</text:p>
            <text:p text:style-name="P5">- nicht ausreichendes Kennzeichen liegengebliebener Fahrzeuge</text:p>
            <text:p text:style-name="P5">- falsches Fahren an Fußgängerschutzwegen</text:p>
            <text:p text:style-name="P5">- falsches Fahren an Bahnübergängen</text:p>
            <text:p text:style-name="P5">- entgegen der Fahrtrichtung Fahren und Wenden auf Autobahnen und Bundesstraßen</text:p>
          </table:table-cell>
        </table:table-row>
      </table:table>
      <text:p text:style-name="Standard"><draw:custom-shape text:anchor-type="paragraph" draw:z-index="25" draw:name="Freihandform 28" draw:style-name="gr1" draw:text-style-name="P21" svg:width="1.033cm" svg:height="11.926cm" draw:transform="rotate (-1.57079632679579) translate (14.4638888888889cm 0.472722222222222cm)"><text:p/><draw:enhanced-geometry svg:viewBox="0 0 21600 21600" draw:text-areas="?f27 ?f25 ?f29 ?f30" draw:glue-points="?f27 ?f27 ?f27 ?f28 ?f28 ?f26" draw:type="non-primitive" draw:modifiers="1800 10800" draw:enhanced-path="M ?f4 ?f4 C ?f6 ?f4 ?f7 ?f13 ?f7 ?f10 L ?f7 ?f16 C ?f7 ?f22 ?f8 ?f11 ?f5 ?f11 ?f8 ?f11 ?f7 ?f23 ?f7 ?f17 L ?f7 ?f14 C ?f7 ?f24 ?f6 ?f5 ?f4 ?f5 N"><draw:equation draw:name="f0" draw:formula="top"/><draw:equation draw:name="f1" draw:formula="bottom"/><draw:equation draw:name="f2" draw:formula="?f1 - ?f0"/><draw:equation draw:name="f3" draw:formula="?f2 / 21600"/><draw:equation draw:name="f4" draw:formula="0"/><draw:equation draw:name="f5" draw:formula="21600"/><draw:equation draw:name="f6" draw:formula="5400"/><draw:equation draw:name="f7" draw:formula="10800"/><draw:equation draw:name="f8" draw:formula="16200"/><draw:equation draw:name="f9" draw:formula="?f5 - ?f4"/><draw:equation draw:name="f10" draw:formula="$0"/><draw:equation draw:name="f11" draw:formula="$1"/><draw:equation draw:name="f12" draw:formula="?f9 / 21600"/><draw:equation draw:name="f13" draw:formula="?f10 / 2"/><draw:equation draw:name="f14" draw:formula="21600 - ?f10"/><draw:equation draw:name="f15" draw:formula="?f10 * 10000"/><draw:equation draw:name="f16" draw:formula="?f11 - ?f10"/><draw:equation draw:name="f17" draw:formula="?f11 + ?f10"/><draw:equation draw:name="f18" draw:formula="10800 * ?f12"/><draw:equation draw:name="f19" draw:formula="0 * ?f12"/><draw:equation draw:name="f20" draw:formula="7800 * ?f12"/><draw:equation draw:name="f21" draw:formula="21600 * ?f12"/><draw:equation draw:name="f22" draw:formula="?f11 - ?f13"/><draw:equation draw:name="f23" draw:formula="?f11 + ?f13"/><draw:equation draw:name="f24" draw:formula="21600 - ?f13"/><draw:equation draw:name="f25" draw:formula="?f15 / 31953"/><draw:equation draw:name="f26" draw:formula="?f18 / ?f12"/><draw:equation draw:name="f27" draw:formula="?f19 / ?f12"/><draw:equation draw:name="f28" draw:formula="?f21 / ?f12"/><draw:equation draw:name="f29" draw:formula="?f20 / ?f12"/><draw:equation draw:name="f30" draw:formula="21600 - ?f25"/><draw:equation draw:name="f31" draw:formula="$0 / ?f3"/><draw:equation draw:name="f32" draw:formula="$1 / ?f3"/><draw:handle draw:handle-position="?f26 $0" draw:handle-range-y-minimum="0" draw:handle-range-y-maximum="5400"/><draw:handle draw:handle-position="?f28 $1" draw:handle-range-y-minimum="0" draw:handle-range-y-maximum="21600"/></draw:enhanced-geometry></draw:custom-shape><text:span text:style-name="Absatz-Standardschriftart"><text:span text:style-name="T4"/></text:span></text:p>
      <text:p text:style-name="Standard"/>
      <text:p text:style-name="Standard"/>
      <text:p text:style-name="Standard"/>
      <text:p text:style-name="P2">… wenn dadurch Leib und Leben oder <text:span text:style-name="Absatz-Standardschriftart"><text:span text:style-name="T2">Sachen von bedeutenden</text:span></text:span> Wert gefährdet werde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 Alkohol und Drogen im Straßenverkehr</text:p>
      <text:p text:style-name="Standard"><text:s/>→ Alkohol verfälscht die Wahrnehmung der objektiven Realität</text:p>
      <text:p text:style-name="Standard"><text:tab/>→ im StrVerk: Farben, Entfernungen, Geschwindigkeit, Blickfeld, Reaktion</text:p>
      <text:p text:style-name="Standard"><text:s/>→ geringe Mengen: euphorisierend, Wohlgefühl</text:p>
      <text:p text:style-name="Standard"><text:s text:c="6"/>größere Mengen: Schläfrigkeit, Sprach- und Gleichgewichtsstörungen, Wahrnehmungsstörungen,</text:p>
      <text:p text:style-name="Standard"><text:tab/><text:tab/> <text:s text:c="10"/>Verhaltensänderungen</text:p>
      <text:p text:style-name="Standard"><draw:connector text:anchor-type="paragraph" draw:z-index="26" draw:name="Gerader Verbinder 29" draw:style-name="gr13" draw:type="line" svg:x1="3.009cm" svg:y1="0.272cm" svg:x2="4.858cm" svg:y2="0.272cm" svg:d="M3009 272h1849"><text:p/></draw:connector><draw:connector text:anchor-type="paragraph" draw:z-index="27" draw:name="Gerader Verbinder 30" draw:style-name="gr14" draw:type="line" svg:x1="7.084cm" svg:y1="0.272cm" svg:x2="8.587cm" svg:y2="0.272cm" svg:d="M7084 272h1503"><text:p/></draw:connector>→ Wahrnehmen<text:tab/><text:tab/>Verarbeiten<text:tab/><text:tab/>Reagieren</text:p>
      <text:p text:style-name="Standard"><draw:connector text:anchor-type="paragraph" draw:z-index="28" draw:name="Gerader Verbinder 31" draw:style-name="gr15" draw:type="line" svg:x1="0.681cm" svg:y1="0.896cm" svg:x2="10.388cm" svg:y2="0.896cm" svg:d="M681 896h9707"><text:p/></draw:connector><text:tab/>(Sehen)</text:p>
      <text:p text:style-name="Standard"><text:tab/><text:tab/><text:tab/>nüchtern: <text:tab/>0.2 Sek.</text:p>
      <text:p text:style-name="Standard"><text:tab/><text:tab/><text:tab/>bei 0.8 <text:span text:style-name="Absatz-Standardschriftart"><text:span text:style-name="T27">‰</text:span></text:span>:<text:tab/>1 Sek.</text:p>
      <text:p text:style-name="Standard"><text:s/>→ gesetzliche Folgen (<text:span text:style-name="Absatz-Standardschriftart"><text:span text:style-name="T2">kein</text:span></text:span> Unfall und <text:span text:style-name="Absatz-Standardschriftart"><text:span text:style-name="T2">keine</text:span></text:span> Fahrauffälligkeiten):</text:p>
      <text:list xml:id="list3340573238581321091" text:style-name="L6">
        <text:list-item>
          <text:list>
            <text:list-item>
              <text:list>
                <text:list-item>
                  <text:p text:style-name="P19">bis zum 21. Lebensjahr → 0,0<text:span text:style-name="Absatz-Standardschriftart"><text:span text:style-name="T28">‏</text:span></text:span><text:span text:style-name="Absatz-Standardschriftart"><text:span text:style-name="T27">‰</text:span></text:span></text:p>
                </text:list-item>
                <text:list-item>
                  <text:p text:style-name="P19">bis 0,5<text:span text:style-name="Absatz-Standardschriftart"><text:span text:style-name="T27">‰</text:span></text:span> → <text:span text:style-name="Absatz-Standardschriftart"><text:span text:style-name="T2">keine</text:span></text:span> gesetzlichen Ahndung</text:p>
                </text:list-item>
                <text:list-item>
                  <text:p text:style-name="P19">von 0,5 – 1,1<text:span text:style-name="Absatz-Standardschriftart"><text:span text:style-name="T27">‰</text:span></text:span> = <text:span text:style-name="Absatz-Standardschriftart"><text:span text:style-name="T2">relativ fahruntauglich</text:span></text:span> → V-OWi</text:p>
                </text:list-item>
              </text:list>
            </text:list-item>
          </text:list>
        </text:list-item>
      </text:list>
      <text:p text:style-name="Standard"><text:s text:c="2"/>→ beim ersten Mal: 500€, 4Pkt., 1 Monat FS-Entzug</text:p>
      <text:p text:style-name="Standard"><text:s text:c="2"/>→ beim zweiten Mal: 1000€, 4Pkt., 3 Monate FS-Entzug</text:p>
      <text:p text:style-name="Standard"><text:s text:c="2"/>→ beim dritten Mal: 1500€, 4Pkt., 6 Monate FS-Entzug</text:p>
      <text:list xml:id="list29231788" text:continue-numbering="true" text:style-name="L6">
        <text:list-item>
          <text:list>
            <text:list-item>
              <text:list>
                <text:list-item>
                  <text:p text:style-name="P19">ab 1,1<text:span text:style-name="Absatz-Standardschriftart"><text:span text:style-name="T27">‰</text:span></text:span> = <text:span text:style-name="Absatz-Standardschriftart"><text:span text:style-name="T2">absolut fahruntauglich</text:span></text:span> → V-Straftat</text:p>
                </text:list-item>
              </text:list>
            </text:list-item>
          </text:list>
        </text:list-item>
      </text:list>
      <text:p text:style-name="Standard"><text:s text:c="2"/>→ Geldstrafe (~ 2 Monatsgehälter netto)<text:tab/></text:p>
      <text:p text:style-name="Standard"><text:s text:c="2"/>→ Freiheitsstrafe (möglich)</text:p>
      <text:p text:style-name="Standard"><text:s text:c="2"/>→ FE-Entzug (ab 6 Monate bis lebenslang)</text:p>
      <text:p text:style-name="Standard"><text:s text:c="2"/>→ 7 Pkt.</text:p>
      <text:p text:style-name="Standard"><text:s text:c="2"/>→ von 1,1 -1,5<text:span text:style-name="Absatz-Standardschriftart"><text:span text:style-name="T27">‰</text:span></text:span> - MPU <text:span text:style-name="Absatz-Standardschriftart"><text:span text:style-name="T2">möglich</text:span></text:span></text:p>
      <text:p text:style-name="Standard"><text:s text:c="7"/>ab 1,6<text:span text:style-name="Absatz-Standardschriftart"><text:span text:style-name="T27">‰</text:span></text:span> <text:span text:style-name="Absatz-Standardschriftart"><text:span text:style-name="T2">obligatorisch</text:span></text:span></text:p>
      <text:p text:style-name="Standard"><text:s text:c="2"/>→ weitere gerichtliche Anordnungen</text:p>
      <text:p text:style-name="Standard">→ geahndet werden diese Straftaten durch einen <text:span text:style-name="Absatz-Standardschriftart"><text:span text:style-name="T2">Strafbefehl</text:span></text:span> des Staatsanwaltes, wenn für die</text:p>
      <text:p text:style-name="Standard"><draw:connector text:anchor-type="paragraph" draw:z-index="29" draw:name="Gerader Verbinder 32" draw:style-name="gr5" draw:type="line" svg:x1="9.118cm" svg:y1="0.06cm" svg:x2="8.539cm" svg:y2="0.854cm" svg:d="M9118 60l-579 794"><text:p/></draw:connector><draw:connector text:anchor-type="paragraph" draw:z-index="30" draw:name="Gerader Verbinder 33" draw:style-name="gr5" draw:type="line" svg:x1="12.982cm" svg:y1="0.905cm" svg:x2="9.121cm" svg:y2="0.06cm" svg:d="M12982 905l-3861-845"><text:p/></draw:connector> <text:s text:c="3"/>Straftat <text:span text:style-name="Absatz-Standardschriftart"><text:span text:style-name="T2">keine</text:span></text:span> Freiheitsstrafe in Frage kommt</text:p>
      <text:p text:style-name="Standard"/>
      <text:p text:style-name="Standard"><text:tab/><text:tab/><text:tab/><text:tab/><text:tab/><text:tab/>akzeptiert<text:tab/><text:tab/>Widerspruch des Beschuldigten</text:p>
      <text:p text:style-name="Standard"><text:tab/><text:tab/><text:tab/><text:tab/><text:tab/><text:tab/><text:tab/><text:tab/><text:tab/><text:tab/>→ V-Strafprozess</text:p>
      <text:p text:style-name="Standard">→ <text:span text:style-name="Absatz-Standardschriftart"><text:span text:style-name="T2">bei Unfall:</text:span></text:span> mit Personen- und Sachschaden anderer Beteiligter</text:p>
      <text:p text:style-name="Standard"><text:tab/><text:tab/>+ Verlust des Versicherungsschutzes</text:p>
      <text:p text:style-name="Standard">&lt;&lt;g<text:tab/><text:tab/>+ Verkehrsstrafprozess</text:p>
      <text:p text:style-name="Standard"><text:tab/><text:tab/>+ Wiedergutmachungsleistungen</text:p>
      <text:p text:style-name="Standard"><text:tab/><text:tab/> <text:s text:c="3"/>bis hin zu lebenslangen Zahlungen an Opf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Was gilt aktuell (keine Fahrauffälligkeit, kein Unfall?</text:p>
      <text:p text:style-name="Standard"/>
      <text:list xml:id="list29216628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p text:style-name="P10">Während der Probezeit und bis um 21. Lebensjahr == <text:span text:style-name="Absatz-Standardschriftart"><text:span text:style-name="T29">0,0</text:span></text:span><text:span text:style-name="Absatz-Standardschriftart"><text:span text:style-name="T31">‏</text:span></text:span><text:span text:style-name="Absatz-Standardschriftart"><text:span text:style-name="T30">‰</text:span></text:span></text:p>
                    </text:list-item>
                    <text:list-item>
                      <text:p text:style-name="P10"><text:span text:style-name="Absatz-Standardschriftart"><text:span text:style-name="T27">Danach -&gt; bis 0,5</text:span></text:span><text:span text:style-name="Absatz-Standardschriftart"><text:span text:style-name="T28">‏</text:span></text:span><text:span text:style-name="Absatz-Standardschriftart"><text:span text:style-name="T27">‰ = </text:span></text:span><text:span text:style-name="Absatz-Standardschriftart"><text:span text:style-name="T32">keine</text:span></text:span><text:span text:style-name="Absatz-Standardschriftart"><text:span text:style-name="T30"> gesetzlichen Folgen</text:span></text:span></text:p>
                    </text:list-item>
                    <text:list-item>
                      <text:p text:style-name="P10">Von 0,5<text:span text:style-name="Absatz-Standardschriftart"><text:span text:style-name="T28">‏</text:span></text:span><text:span text:style-name="Absatz-Standardschriftart"><text:span text:style-name="T27">‰ bis 1,1</text:span></text:span><text:span text:style-name="Absatz-Standardschriftart"><text:span text:style-name="T28">‏</text:span></text:span><text:span text:style-name="Absatz-Standardschriftart"><text:span text:style-name="T27">‰ = </text:span></text:span><text:span text:style-name="Absatz-Standardschriftart"><text:span text:style-name="T30">Verkehrsordnungswidrigkeit </text:span></text:span><text:span text:style-name="Absatz-Standardschriftart"><text:span text:style-name="T30">-&gt; </text:span></text:span><text:span text:style-name="Absatz-Standardschriftart"><text:span text:style-name="T33">bedingt fahrtauglich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>Folgen:<text:tab/>beim 1. Mal:<text:tab/> 500€, <text:s/>2. Pkt. 1 Monat FS-Entzug</text:p>
      <text:p text:style-name="P8"><text:tab/><text:tab/>beim 2. Mal:<text:tab/>1000€, 2. Pkt. 3 Monate FS-Entzug</text:p>
      <text:p text:style-name="P8"><text:tab/><text:tab/>beim 3. Mal:<text:tab/>1500€, 2. Pkt. 3 Monate FS-Entzug </text:p>
      <text:list xml:id="list29236358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p text:style-name="P10">Ab 1,1<text:span text:style-name="Absatz-Standardschriftart"><text:span text:style-name="T28">‏</text:span></text:span><text:span text:style-name="Absatz-Standardschriftart"><text:span text:style-name="T27">‰ = </text:span></text:span><text:span text:style-name="Absatz-Standardschriftart"><text:span text:style-name="T30">Verkehrsstraftat</text:span></text:span><text:span text:style-name="Absatz-Standardschriftart"><text:span text:style-name="T27"> = </text:span></text:span><text:span text:style-name="Absatz-Standardschriftart"><text:span text:style-name="T34">absolut fahruntauglich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>Folgen: <text:tab/>geahndet nach §315b, Absatz 1, StGB </text:p>
      <text:p text:style-name="P9"><text:tab/></text:p>
      <text:list xml:id="list1687163221491381150" text:style-name="L7">
        <text:list-item>
          <text:p text:style-name="P11"><text:span text:style-name="Absatz-Standardschriftart"><text:span text:style-name="T27">Geldstrafe (~ 1 ½ Monatsverdienste)</text:span></text:span></text:p>
        </text:list-item>
        <text:list-item>
          <text:p text:style-name="P11"><text:span text:style-name="Absatz-Standardschriftart"><text:span text:style-name="T27">FE-Entzug ab 6 Monate bis lebenslang </text:span></text:span></text:p>
        </text:list-item>
        <text:list-item>
          <text:p text:style-name="P11"><text:span text:style-name="Absatz-Standardschriftart"><text:span text:style-name="T27">3 Pkt. (von 7 Pkt.) </text:span></text:span></text:p>
        </text:list-item>
        <text:list-item>
          <text:p text:style-name="P11"><text:span text:style-name="Absatz-Standardschriftart"><text:span text:style-name="T27">Freiheitsstrafe</text:span></text:span></text:p>
        </text:list-item>
        <text:list-item>
          <text:p text:style-name="P11"><text:span text:style-name="Absatz-Standardschriftart"><text:span text:style-name="T27">MPU</text:span></text:span>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</office:font-face-decls>
  <office:styles>
    <draw:marker draw:name="a0" svg:viewBox="0 0 20 30" svg:d="M10 0l-10 30h20z"/>
    <draw:marker draw:name="a2" svg:viewBox="0 0 20 30" svg:d="M10 0l-10 30h20z"/>
    <draw:marker draw:name="a27" svg:viewBox="0 0 20 30" svg:d="M10 0l-10 30h20z"/>
    <draw:marker draw:name="a30" svg:viewBox="0 0 20 30" svg:d="M10 0l-10 30h20z"/>
    <draw:marker draw:name="a32" svg:viewBox="0 0 20 30" svg:d="M10 0l-10 30h20z"/>
    <draw:marker draw:name="a35" svg:viewBox="0 0 20 30" svg:d="M10 0l-10 30h20z"/>
    <draw:marker draw:name="a37" svg:viewBox="0 0 20 30" svg:d="M10 0l-10 30h20z"/>
    <draw:marker draw:name="a39" svg:viewBox="0 0 20 30" svg:d="M10 0l-10 30h20z"/>
    <draw:marker draw:name="a5" svg:viewBox="0 0 20 30" svg:d="M10 0l-10 30h20z"/>
    <draw:marker draw:name="a7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Numbering_20_Symbols" style:display-name="Numbering Symbols" style:family="text">
      <style:text-properties style:use-window-font-color="tru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use-window-font-color="true"/>
    </style:style>
    <style:style style:name="WW_5f_CharLFO2LVL1" style:display-name="WW_CharLFO2LVL1" style:family="text">
      <style:text-properties style:use-window-font-color="true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Star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3" style:display-name="WW_CharLFO6LVL3" style:family="text">
      <style:text-properties style:use-window-font-color="true"/>
    </style:style>
    <style:style style:name="WW_5f_CharLFO7LVL1" style:display-name="WW_CharLFO7LVL1" style:family="text">
      <style:text-properties style:font-name="Times New Roman" style:font-name-asian="Times New Roman" style:font-name-complex="Times New Roman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Markus Freitag</meta:initial-creator>
    <dc:creator>Dennis Diehm</dc:creator>
    <meta:creation-date>2014-06-12T05:48:00Z</meta:creation-date>
    <dc:date>2014-11-18T09:07:40.54</dc:date>
    <meta:editing-cycles>14</meta:editing-cycles>
    <meta:editing-duration>P1DT15H4M</meta:editing-duration>
    <meta:document-statistic meta:table-count="5" meta:image-count="0" meta:object-count="0" meta:page-count="8" meta:paragraph-count="222" meta:word-count="1177" meta:character-count="8309"/>
    <meta:template xlink:type="simple" xlink:actuate="onRequest" xlink:title="" xlink:href="Normal"/>
  </office:meta>
</office:document-meta>
</file>